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836cm" fo:margin-left="-0.123cm" table:align="left" style:writing-mode="lr-tb"/>
    </style:style>
    <style:style style:name="Tabella1.A" style:family="table-column">
      <style:table-column-properties style:column-width="8.918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Caption">
      <style:paragraph-properties fo:padding="0cm" fo:border="none"/>
    </style:style>
    <style:style style:name="P2" style:family="paragraph" style:parent-style-name="Standard">
      <style:text-properties style:font-name="Times New Roman" fo:font-size="16pt" fo:language="it" fo:country="IT" fo:font-weight="bold" style:font-size-asian="16pt" style:font-weight-asian="bold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language="it" fo:country="IT" fo:font-weight="bold" style:font-size-asian="16pt" style:font-weight-asian="bold" style:font-name-complex="Times New Roman"/>
    </style:style>
    <style:style style:name="P4" style:family="paragraph" style:parent-style-name="Standard">
      <style:text-properties style:font-name="Times New Roman" fo:font-size="12pt" fo:language="it" fo:country="IT" style:font-size-asian="12pt" style:font-name-complex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it" fo:country="IT" style:font-size-asian="12pt" style:font-name-complex="Times New Roman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it" fo:country="IT" style:font-size-asian="12pt" style:font-name-complex="Times New Roman"/>
    </style:style>
    <style:style style:name="P8" style:family="paragraph" style:parent-style-name="Standard">
      <style:paragraph-properties style:snap-to-layout-grid="false"/>
      <style:text-properties style:font-name="Times New Roman" fo:font-size="12pt" fo:language="it" fo:country="IT" style:font-size-asian="12pt" style:font-name-complex="Times New Roman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language="it" fo:country="IT" officeooo:rsid="00084aae" officeooo:paragraph-rsid="00084aae" style:font-size-asian="12pt" style:font-name-complex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anguage="it" fo:country="IT" officeooo:rsid="00084aae" officeooo:paragraph-rsid="00084aae" style:font-size-asian="12pt" style:font-name-complex="Times New Roman"/>
    </style:style>
    <style:style style:name="P11" style:family="paragraph" style:parent-style-name="Standard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12" style:family="paragraph" style:parent-style-name="Standard">
      <style:text-properties style:font-name="Times New Roman" fo:font-size="12pt" fo:language="it" fo:country="IT" fo:font-weight="bold" style:font-size-asian="12pt" style:font-weight-asian="bold" style:font-name-complex="Times New Roman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language="it" fo:country="IT" fo:font-weight="bold" style:font-size-asian="12pt" style:font-weight-asian="bold" style:font-name-complex="Times New Roman"/>
    </style:style>
    <style:style style:name="P14" style:family="paragraph" style:parent-style-name="Standard">
      <style:text-properties style:font-name="Times New Roman" fo:font-size="12pt" fo:language="it" fo:country="IT" fo:font-weight="bold" officeooo:rsid="00084aae" officeooo:paragraph-rsid="00084aae" style:font-size-asian="12pt" style:font-weight-asian="bold" style:font-name-complex="Times New Roman"/>
    </style:style>
    <style:style style:name="P15" style:family="paragraph" style:parent-style-name="Standard">
      <style:text-properties style:font-name="Times New Roman" fo:font-size="12pt" fo:font-weight="bold" style:font-size-asian="12pt" style:font-weight-asian="bold" style:font-name-complex="Times New Roman"/>
    </style:style>
    <style:style style:name="P16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officeooo:paragraph-rsid="00084aae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language="it" fo:country="IT" fo:font-weight="bold" style:font-size-asian="16pt" style:font-weight-asian="bold" style:font-name-complex="Times New Roman"/>
    </style:style>
    <style:style style:name="P20" style:family="paragraph" style:parent-style-name="Standard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22" style:family="paragraph" style:parent-style-name="Standard">
      <style:text-properties style:font-name="Times New Roman" fo:font-size="12pt" fo:language="it" fo:country="IT" style:font-size-asian="12pt" style:font-name-complex="Times New Roman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09405a"/>
    </style:style>
    <style:style style:name="T1" style:family="text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T2" style:family="text">
      <style:text-properties style:font-name="Times New Roman" fo:font-size="12pt" fo:language="it" fo:country="IT" style:text-underline-style="solid" style:text-underline-width="auto" style:text-underline-color="font-color" style:font-size-asian="12pt" style:font-name-complex="Times New Roman"/>
    </style:style>
    <style:style style:name="T3" style:family="text">
      <style:text-properties style:font-name="Times New Roman" fo:font-size="12pt" fo:language="it" fo:country="IT" style:font-size-asian="12pt" style:font-name-complex="Times New Roman"/>
    </style:style>
    <style:style style:name="T4" style:family="text">
      <style:text-properties style:font-name="Times New Roman" fo:font-size="12pt" fo:language="it" fo:country="IT" officeooo:rsid="00084aae" style:font-size-asian="12pt" style:font-name-complex="Times New Roman"/>
    </style:style>
    <style:style style:name="T5" style:family="text">
      <style:text-properties style:font-name="Times New Roman" fo:font-size="12pt" fo:language="it" fo:country="IT" officeooo:rsid="0009405a" style:font-size-asian="12pt" style:font-name-complex="Times New Roman"/>
    </style:style>
    <style:style style:name="T6" style:family="text">
      <style:text-properties style:font-name="Times New Roman" fo:font-size="12pt" fo:language="it" fo:country="IT" fo:font-weight="bold" style:font-size-asian="12pt" style:font-weight-asian="bold" style:font-name-complex="Times New Roman"/>
    </style:style>
    <style:style style:name="T7" style:family="text">
      <style:text-properties style:font-name="Times New Roman" fo:font-size="12pt" fo:language="it" fo:country="IT" fo:font-weight="bold" officeooo:rsid="00084aae" style:font-size-asian="12pt" style:font-weight-asian="bold" style:font-name-complex="Times New Roman"/>
    </style:style>
    <style:style style:name="T8" style:family="text">
      <style:text-properties style:font-name="Times New Roman" fo:font-size="12pt" fo:language="it" fo:country="IT" fo:font-weight="bold" officeooo:rsid="0009405a" style:font-size-asian="12pt" style:font-weight-asian="bold" style:font-name-complex="Times New Roman" style:font-weight-complex="bold"/>
    </style:style>
    <style:style style:name="T9" style:family="text">
      <style:text-properties style:font-name="Times New Roman" fo:font-size="12pt" fo:language="it" fo:country="IT" fo:font-style="italic" officeooo:rsid="0009405a" style:font-size-asian="12pt" style:font-style-asian="italic" style:font-name-complex="Times New Roman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ETTORE PIANIFICAZIONE TERRITORIALE </text:p>
      <text:p text:style-name="P3">Servizio Edilizia Privata</text:p>
      <text:p text:style-name="P2"/>
      <text:p text:style-name="Standard"><text:span text:style-name="T1">DATA</text:span><text:span text:style-name="T3">: </text:span><text:span text:style-name="T4">[onload.data_presentazione]</text:span><text:span text:style-name="T3"> <text:s text:c="2"/></text:span><text:span text:style-name="T1">PROTOCOLLO</text:span><text:span text:style-name="T3">: </text:span><text:span text:style-name="T4">[protocollo]</text:span></text:p>
      <text:p text:style-name="P4"/>
      <text:p text:style-name="Standard"><text:span text:style-name="T1">RICHIEDENTE:</text:span><text:span text:style-name="T3"> </text:span><text:span text:style-name="T4">[elenco_richiedenti]</text:span></text:p>
      <text:p text:style-name="P4"/>
      <text:p text:style-name="Standard"><text:span text:style-name="T1">PROGETTISTA:</text:span><text:span text:style-name="T3"> </text:span><text:span text:style-name="T4">[elenco_progettisti]</text:span></text:p>
      <text:p text:style-name="P4"/>
      <text:p text:style-name="Standard"><text:span text:style-name="T1">INTERVENTO:</text:span><text:span text:style-name="T3"> </text:span><text:span text:style-name="T4">[oggetto] [ubicazione]</text:span></text:p>
      <text:p text:style-name="P11"/>
      <text:p text:style-name="P11"/>
      <text:p text:style-name="P11">INQUADRAMENTO URBANISTICO</text:p>
      <text:p text:style-name="Standard"><text:span text:style-name="T6">P.R.I.S. <text:s/></text:span><text:span text:style-name="T7">[zone_piano_1]</text:span></text:p>
      <text:p text:style-name="P12">P.U.C.</text:p>
      <text:p text:style-name="P14">[zone_piano_6]</text:p>
      <text:p text:style-name="P14">[zone_piano_7]</text:p>
      <text:p text:style-name="Standard"><text:span text:style-name="T6">P.T.C.P.</text:span><text:span text:style-name="T3"> </text:span></text:p>
      <text:p text:style-name="P18"><text:span text:style-name="T3">Assetto Insediativo<text:tab/><text:tab/></text:span><text:span text:style-name="T4">[zone_piano_4]</text:span></text:p>
      <text:p text:style-name="P18"><text:span text:style-name="T3">Assetto Geomorfologico<text:tab/></text:span><text:span text:style-name="T4">[zone_piano_3]</text:span></text:p>
      <text:p text:style-name="P18"><text:span text:style-name="T3">Assetto Vegetazionale<text:tab/><text:tab/></text:span><text:span text:style-name="T4">[zone_piano_5]</text:span></text:p>
      <text:p text:style-name="P4"/>
      <text:p text:style-name="P1">PIANI DI BACINO</text:p>
      <text:p text:style-name="P18"><text:span text:style-name="T3">Suscettività al Dissesto di versante<text:tab/></text:span><text:span text:style-name="T4">[zone_piano_8]</text:span></text:p>
      <text:p text:style-name="P18"><text:span text:style-name="T3">Fasce di inondabilità<text:tab/><text:tab/> <text:s text:c="11"/></text:span><text:span text:style-name="T4">[zone_piano_2]</text:span></text:p>
      <text:p text:style-name="P4"><text:tab/></text:p>
      <text:p text:style-name="P11"/>
      <text:p text:style-name="Standard"><text:span text:style-name="T1">VINCOLI</text:span><text:span text:style-name="T3">: «ALTRI_VINCOLI»</text:span></text:p>
      <text:p text:style-name="P11"/>
      <text:p text:style-name="P4"/>
      <text:p text:style-name="Standard"><text:span text:style-name="T1">Dati progettuali proposti</text:span><text:span text:style-name="T3"><text:tab/><text:tab/><text:tab/><text:tab/></text:span><text:span text:style-name="T1">Previsione P.U.C.</text:span><text:span text:style-name="T3"> </text:span></text:p>
      <text:p text:style-name="P4">«PARAMETRI»</text:p>
      <text:p text:style-name="P4"/>
      <text:p text:style-name="Standard"><text:span text:style-name="T1">PARERI</text:span><text:span text:style-name="T2">:</text:span></text:p>
      <text:list xml:id="list4426449663844152905" text:style-name="L1">
        <text:list-item>
          <text:p text:style-name="P23"><text:span text:style-name="T5">parere [pareri.parere;block=tbs:p] espresso da </text:span><text:span text:style-name="T8">[pareri.ente]</text:span><text:span text:style-name="T5"> con nota n° [pareri.numero_parere] in data [pareri.data_rilascio] recepito agli atti al prot. n° [pareri.protocollo_ricezione] in data [pareri.data_ricezione], contenente le seguenti prescrizioni: </text:span><text:span text:style-name="T9">[pareri.prescrizioni]</text:span><text:span text:style-name="T5">;</text:span></text:p>
        </text:list-item>
      </text:list>
      <text:p text:style-name="P4"/>
      <text:p text:style-name="P21">DESCRIZIONE DELLE OPERE:</text:p>
      <text:p text:style-name="P5"/>
      <text:p text:style-name="P9">[oggetto]</text:p>
      <text:p text:style-name="P5"/>
      <text:p text:style-name="P11">PARERE DI CONFORMITA’:</text:p>
      <text:p text:style-name="P11"/>
      <text:p text:style-name="P15">P.T.C.P.</text:p>
      <text:p text:style-name="P4">Nulla da rilevare in nessuno degli assetti.</text:p>
      <text:p text:style-name="P16">S.U.G.</text:p>
      <text:p text:style-name="P4">Nulla da rilevare</text:p>
      <text:p text:style-name="P13">REGOLAMENTO EDILIZIO</text:p>
      <text:p text:style-name="P17"><text:soft-page-break/><text:span text:style-name="T6"><text:s/></text:span><text:span text:style-name="T3">Nulla da rilevare</text:span></text:p>
      <text:p text:style-name="P12">PARERE UFFICIO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4">Savona, </text:p>
            <text:p text:style-name="P4"/>
          </table:table-cell>
          <table:table-cell table:style-name="Tabella1.A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8"/>
          </table:table-cell>
          <table:table-cell table:style-name="Tabella1.A1" office:value-type="string">
            <text:p text:style-name="P6">L’istruttore tecnico</text:p>
            <text:p text:style-name="P10">[onload.istruttore_tecnico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style:font-name="MS Sans Serif" fo:font-family="'MS Sans Serif'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next-style-name="Standard" style:class="extra">
      <style:paragraph-properties fo:padding="0.035cm" fo:border="0.74pt solid #000000"/>
      <style:text-properties style:font-name="Times New Roman" fo:font-family="'Times New Roman'" style:font-family-generic="roman" style:font-pitch="variable" fo:font-size="12pt" fo:language="it" fo:country="IT" fo:font-weight="bold" style:font-size-asian="12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</dc:title>
    <meta:creation-date>2014-04-18T17:34:45.918000000</meta:creation-date>
    <dc:date>2014-05-29T11:22:32.225000000</dc:date>
    <meta:editing-cycles>15</meta:editing-cycles>
    <meta:editing-duration>PT49M</meta:editing-duration>
    <meta:generator>LibreOffice/4.1.4.2$Windows_x86 LibreOffice_project/0a0440ccc0227ad9829de5f46be37cfb6edcf72</meta:generator>
    <meta:document-statistic meta:table-count="1" meta:image-count="0" meta:object-count="0" meta:page-count="2" meta:paragraph-count="37" meta:word-count="114" meta:character-count="1130" meta:non-whitespace-character-count="1026"/>
  </office:meta>
</office:document-meta>
</file>